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8.64cm" fo:min-width="18.042cm"/>
    </style:style>
    <style:style style:name="gr2" style:family="graphic" style:parent-style-name="standard">
      <style:graphic-properties svg:stroke-linecap="butt" draw:fill-color="#ffffff" draw:textarea-horizontal-align="justify" draw:textarea-vertical-align="middle" draw:auto-grow-height="false" fo:min-height="1.011cm" fo:min-width="2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17cm" fo:min-width="3.818cm"/>
    </style:style>
    <style:style style:name="gr4" style:family="graphic" style:parent-style-name="standard">
      <style:graphic-properties draw:stroke-linejoin="round" svg:stroke-linecap="butt" draw:fill-color="#ffffff" draw:textarea-horizontal-align="justify" draw:textarea-vertical-align="middle" draw:auto-grow-height="false" fo:min-height="1.081cm" fo:min-width="2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-linejoin="none" draw:fill="bitmap" draw:fill-color="#ffffff" draw:fill-image-name="Empty" draw:textarea-horizontal-align="justify" draw:textarea-vertical-align="middle" draw:auto-grow-height="false" fo:min-height="1.757cm" fo:min-width="2.01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bitmap" draw:fill-color="#ffffff" draw:fill-image-name="Empty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8.89cm" svg:x="1.635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327cm" svg:height="1.397cm" svg:x="2.651cm" svg:y="2.27cm">
          <text:p text:style-name="P2"><text:span text:style-name="T1">Eclipse,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4.318cm" svg:height="2.667cm" svg:x="2.143cm" svg:y="5.826cm">
          <text:p text:style-name="P4">Connect to the </text:p>
          <text:p text:style-name="P4">Internet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318cm" svg:height="2.667cm" svg:x="8.112cm" svg:y="5.826cm">
          <text:p text:style-name="P4">Download HTML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4.318cm" svg:height="2.667cm" svg:x="14.335cm" svg:y="5.826cm">
          <text:p text:style-name="P4">Save HTML to</text:p>
          <text:p text:style-name="P4">File in Directory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327cm" svg:height="1.473cm" svg:x="8.354cm" svg:y="16.495cm">
          <text:p text:style-name="P2"><text:span text:style-name="T1">Finished HTML</text:span></text:p>
          <text:p text:style-name="P2"><text:span text:style-name="T1">dire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0.518cm" svg:height="0.962cm" svg:x="5.572cm" svg:y="4.737cm">
          <draw:text-box>
            <text:p>Create HTML files in the Repository</text:p>
          </draw:text-box>
        </draw:frame>
        <draw:custom-shape draw:style-name="gr3" draw:text-style-name="P5" xml:id="id2" draw:id="id2" draw:layer="layout" svg:width="4.318cm" svg:height="2.667cm" svg:x="14.335cm" svg:y="9.917cm">
          <text:p text:style-name="P4">Parse Data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6.494cm" svg:y1="8.493cm" svg:x2="16.494cm" svg:y2="9.917cm" draw:start-shape="id1" draw:start-glue-point="2" draw:end-shape="id2" draw:end-glue-point="0" svg:d="M16494 8493v1424" svg:viewBox="0 0 1 1425">
          <text:p/>
        </draw:connector>
        <draw:connector draw:style-name="gr6" draw:text-style-name="P7" draw:layer="layout" svg:x1="4.314cm" svg:y1="3.667cm" svg:x2="4.302cm" svg:y2="5.826cm" draw:start-shape="id3" draw:start-glue-point="2" draw:end-shape="id4" draw:end-glue-point="0" svg:d="M4314 3667v1079h-12v1080" svg:viewBox="0 0 13 2160">
          <text:p/>
        </draw:connector>
        <draw:connector draw:style-name="gr6" draw:text-style-name="P7" draw:layer="layout" svg:x1="6.461cm" svg:y1="7.159cm" svg:x2="8.112cm" svg:y2="7.159cm" draw:start-shape="id4" draw:start-glue-point="1" draw:end-shape="id5" draw:end-glue-point="3" svg:d="M6461 7159h1651" svg:viewBox="0 0 1652 1">
          <text:p/>
        </draw:connector>
        <draw:connector draw:style-name="gr6" draw:text-style-name="P7" draw:layer="layout" svg:x1="12.43cm" svg:y1="7.159cm" svg:x2="14.335cm" svg:y2="7.159cm" draw:start-shape="id5" draw:start-glue-point="1" draw:end-shape="id1" draw:end-glue-point="3" svg:d="M12430 7159h1905" svg:viewBox="0 0 1906 1">
          <text:p/>
        </draw:connector>
        <draw:custom-shape draw:style-name="gr7" draw:text-style-name="P9" xml:id="id6" draw:id="id6" draw:layer="layout" svg:width="5.029cm" svg:height="4.013cm" svg:x="7.502cm" svg:y="9.23cm">
          <text:p text:style-name="P8"><text:span text:style-name="T1">More 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311cm" svg:height="0.962cm" svg:x="10.053cm" svg:y="15.024cm">
          <draw:text-box>
            <text:p>No</text:p>
          </draw:text-box>
        </draw:frame>
        <draw:connector draw:style-name="gr6" draw:text-style-name="P7" draw:layer="layout" svg:x1="14.335cm" svg:y1="11.25cm" svg:x2="12.531cm" svg:y2="11.236cm" draw:start-shape="id2" draw:start-glue-point="3" draw:end-shape="id6" draw:end-glue-point="7" svg:d="M14335 11250h-902v-14h-902" svg:viewBox="0 0 1805 15">
          <text:p/>
        </draw:connector>
        <draw:connector draw:style-name="gr6" draw:text-style-name="P7" draw:layer="layout" svg:x1="7.502cm" svg:y1="11.236cm" svg:x2="4.302cm" svg:y2="8.493cm" draw:start-shape="id6" draw:start-glue-point="5" draw:end-shape="id4" draw:end-glue-point="2" svg:d="M7502 11236h-3200v-2743" svg:viewBox="0 0 3201 2744">
          <text:p/>
        </draw:connector>
        <draw:connector draw:style-name="gr6" draw:text-style-name="P7" draw:layer="layout" svg:x1="10.016cm" svg:y1="13.243cm" svg:x2="10.017cm" svg:y2="16.495cm" draw:start-shape="id6" draw:start-glue-point="6" draw:end-shape="id7" draw:end-glue-point="0" svg:d="M10016 13243v1626h1v1626" svg:viewBox="0 0 2 3253">
          <text:p/>
        </draw:connector>
        <draw:frame draw:style-name="gr5" draw:text-style-name="P6" draw:layer="layout" svg:width="1.535cm" svg:height="0.962cm" svg:x="4.429cm" svg:y="10.27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4:13:10.696605572</meta:creation-date>
    <dc:date>2015-06-25T14:40:41.479740684</dc:date>
    <meta:editing-duration>PT9M57S</meta:editing-duration>
    <meta:editing-cycles>5</meta:editing-cycles>
    <meta:generator>LibreOffice/4.4.2.2$Linux_x86 LibreOffice_project/40m0$Build-2</meta:generator>
    <meta:document-statistic meta:object-count="18"/>
  </office:meta>
</office:document-meta>
</file>